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7f64e" style:font-name-asian="Nimbus Mono L"/>
    </style:style>
    <style:style style:name="P2" style:family="paragraph" style:parent-style-name="Standard">
      <style:text-properties style:font-name="Nimbus Mono L" officeooo:rsid="0014c351" officeooo:paragraph-rsid="0017f64e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7f64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8961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2c42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1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9659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34099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6068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b1bd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3f93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44228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b93b1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b00f3"/>
    </style:style>
    <style:style style:name="T9" style:family="text">
      <style:text-properties officeooo:rsid="0018923d"/>
    </style:style>
    <style:style style:name="T10" style:family="text">
      <style:text-properties officeooo:rsid="00212c42"/>
    </style:style>
    <style:style style:name="T11" style:family="text">
      <style:text-properties officeooo:rsid="002321bd"/>
    </style:style>
    <style:style style:name="T12" style:family="text">
      <style:text-properties officeooo:rsid="00351c49"/>
    </style:style>
    <style:style style:name="T13" style:family="text">
      <style:text-properties officeooo:rsid="004442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数据存储</text:p>
      <text:p text:style-name="P3"><text:tab/>导航下拉名_1:数据存储</text:p>
      <text:p text:style-name="P3"><text:tab/><text:tab/>导航名_1:<text:bookmark-start text:name="__DdeLink__1368_1114225884"/>数据存储<text:bookmark-end text:name="__DdeLink__1368_1114225884"/><text:span text:style-name="T9">-文件规范</text:span>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1012_1902990745"/>属性简称<text:bookmark-end text:name="__DdeLink__1012_1902990745"/></text:p>
      <text:p text:style-name="P3"><text:tab/><text:tab/><text:tab/><text:tab/>字段名称_<text:span text:style-name="T2">2</text:span>:<text:bookmark-start text:name="__DdeLink__972_1826826792"/><text:bookmark-start text:name="__DdeLink__1015_1902990745"/>类别<text:bookmark-end text:name="__DdeLink__972_1826826792"/>简称<text:bookmark-end text:name="__DdeLink__1015_1902990745"/></text:p>
      <text:p text:style-name="P3"><text:tab/><text:tab/><text:tab/><text:tab/>字段名称_<text:span text:style-name="T3">3</text:span>:<text:bookmark-start text:name="__DdeLink__975_1826826792"/><text:bookmark-start text:name="__DdeLink__1017_1902990745"/>发布时间<text:bookmark-end text:name="__DdeLink__975_1826826792"/><text:bookmark-end text:name="__DdeLink__1017_1902990745"/></text:p>
      <text:p text:style-name="P3"><text:tab/><text:tab/><text:tab/><text:tab/>字段名称_<text:span text:style-name="T3">4</text:span>:<text:bookmark-start text:name="__DdeLink__978_1826826792"/><text:bookmark-start text:name="__DdeLink__1019_1902990745"/>更新时间<text:bookmark-end text:name="__DdeLink__978_1826826792"/><text:bookmark-end text:name="__DdeLink__1019_1902990745"/></text:p>
      <text:p text:style-name="P3"><text:tab/><text:tab/><text:tab/><text:tab/>字段名称_<text:span text:style-name="T4">5</text:span>:<text:bookmark-start text:name="__DdeLink__1021_1902990745"/>所属项目组<text:tab/><text:bookmark-end text:name="__DdeLink__1021_1902990745"/><text:tab/><text:tab/></text:p>
      <text:p text:style-name="P3"><text:tab/><text:tab/><text:tab/><text:tab/>字段名称_<text:span text:style-name="T4">6</text:span>:<text:bookmark-start text:name="__DdeLink__1023_1902990745"/>内容所属小模块<text:bookmark-end text:name="__DdeLink__1023_1902990745"/></text:p>
      <text:p text:style-name="P3"><text:tab/><text:tab/><text:tab/><text:tab/>字段名称_<text:span text:style-name="T4">7</text:span>:<text:bookmark-start text:name="__DdeLink__1025_1902990745"/>内容概述<text:bookmark-end text:name="__DdeLink__1025_1902990745"/></text:p>
      <text:p text:style-name="P4"><text:tab/><text:tab/><text:tab/><text:tab/>字段名称_<text:span text:style-name="T4">8</text:span>:<text:bookmark text:name="__DdeLink__994_1826826792"/><text:bookmark-start text:name="__DdeLink__1027_1902990745"/>产品名概述<text:bookmark-end text:name="__DdeLink__1027_1902990745"/></text:p>
      <text:p text:style-name="P4"><text:tab/><text:tab/><text:tab/><text:tab/>字段名称_<text:span text:style-name="T4">9</text:span>:<text:bookmark-start text:name="__DdeLink__994_18268267922"/><text:bookmark-start text:name="__DdeLink__1030_1902990745"/>文件名<text:bookmark-end text:name="__DdeLink__994_18268267922"/>概述<text:bookmark-end text:name="__DdeLink__1030_1902990745"/></text:p>
      <text:p text:style-name="P3"><text:tab/><text:tab/><text:tab/><text:tab/>字段名称_<text:span text:style-name="T5">10</text:span>:<text:bookmark-start text:name="__DdeLink__1032_1902990745"/>版本数字<text:bookmark-end text:name="__DdeLink__1032_1902990745"/></text:p>
      <text:p text:style-name="P3"><text:tab/><text:tab/><text:tab/><text:tab/>字段名称_<text:span text:style-name="T5">11</text:span>:<text:bookmark-start text:name="__DdeLink__1370_1114225884"/><text:bookmark-start text:name="__DdeLink__1034_1902990745"/>序号<text:bookmark-end text:name="__DdeLink__1370_1114225884"/><text:bookmark-end text:name="__DdeLink__1034_1902990745"/></text:p>
      <text:p text:style-name="P3"><text:tab/><text:tab/><text:tab/><text:tab/>字段名称_<text:span text:style-name="T5">12</text:span>:<text:bookmark-start text:name="__DdeLink__1036_1902990745"/>备注<text:bookmark-end text:name="__DdeLink__1036_1902990745"/></text:p>
      <text:p text:style-name="P3"><text:tab/><text:tab/><text:tab/><text:tab/><text:tab/><text:tab/><text:tab/></text:p>
      <text:p text:style-name="P3"><text:tab/><text:tab/><text:tab/>功能名字_<text:span text:style-name="T8">2</text:span>:添加 <text:s/>功能类型:编辑 (有网格/树形/编辑可选)</text:p>
      <text:p text:style-name="P5"><text:tab/><text:tab/><text:tab/><text:tab/>字段名称_<text:span text:style-name="T2">1</text:span>:属性简称 <text:s text:c="5"/>标签类型：文本框 必填</text:p>
      <text:p text:style-name="P5"><text:tab/><text:tab/><text:tab/><text:tab/>字段名称_<text:span text:style-name="T2">2</text:span>:<text:bookmark-start text:name="__DdeLink__972_18268267921"/>类别<text:bookmark-end text:name="__DdeLink__972_18268267921"/>简称 <text:s text:c="5"/>标签类型：文本框 必填</text:p>
      <text:p text:style-name="P5"><text:tab/><text:tab/><text:tab/><text:tab/>字段名称_<text:span text:style-name="T3">3</text:span>:<text:bookmark-start text:name="__DdeLink__975_18268267921"/>发布时间<text:bookmark-end text:name="__DdeLink__975_18268267921"/> <text:s text:c="5"/>标签类型：日期框 必填</text:p>
      <text:p text:style-name="P5"><text:tab/><text:tab/><text:tab/><text:tab/>字段名称_<text:span text:style-name="T3">4</text:span>:<text:bookmark-start text:name="__DdeLink__978_18268267921"/>更新时间<text:bookmark-end text:name="__DdeLink__978_18268267921"/> <text:s text:c="5"/>标签类型：日期框 必填</text:p>
      <text:p text:style-name="P5"><text:tab/><text:tab/><text:tab/><text:tab/>字段名称_<text:span text:style-name="T4">5</text:span>:所属项目组 <text:s text:c="4"/>标签类型：文本框 必填</text:p>
      <text:p text:style-name="P5"><text:tab/><text:tab/><text:tab/><text:tab/>字段名称_<text:span text:style-name="T4">6</text:span>:内容所属小模块 <text:s/>标签类型：文本框 必填</text:p>
      <text:p text:style-name="P5"><text:tab/><text:tab/><text:tab/><text:tab/>字段名称_<text:span text:style-name="T4">7</text:span>:内容概述 <text:s text:c="6"/>标签类型：文本框 必填</text:p>
      <text:p text:style-name="P5"><text:tab/><text:tab/><text:tab/><text:tab/>字段名称_<text:span text:style-name="T4">8</text:span>:<text:bookmark text:name="__DdeLink__994_18268267923"/>产品名概述 <text:s text:c="4"/>标签类型：文本框 必填</text:p>
      <text:p text:style-name="P5"><text:tab/><text:tab/><text:tab/><text:tab/>字段名称_<text:span text:style-name="T4">9</text:span>:<text:bookmark-start text:name="__DdeLink__994_182682679221"/>文件名<text:bookmark-end text:name="__DdeLink__994_182682679221"/>概述 <text:s text:c="4"/>标签类型：文本框 必填</text:p>
      <text:p text:style-name="P5"><text:tab/><text:tab/><text:tab/><text:tab/>字段名称_<text:span text:style-name="T5">10</text:span>:版本数字 <text:s text:c="5"/>标签类型：文本框 </text:p>
      <text:p text:style-name="P5"><text:tab/><text:tab/><text:tab/><text:tab/>字段名称_<text:span text:style-name="T5">11</text:span>:<text:bookmark-start text:name="__DdeLink__1370_11142258841"/>序号<text:bookmark-end text:name="__DdeLink__1370_11142258841"/> <text:s text:c="9"/>标签类型：文本框</text:p>
      <text:p text:style-name="P5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7"><text:tab/><text:tab/><text:tab/><text:tab/>字段名称_<text:span text:style-name="T2">1</text:span>:属性简称 <text:s text:c="5"/>标签类型：文本框 必填</text:p>
      <text:p text:style-name="P7"><text:tab/><text:tab/><text:tab/><text:tab/>字段名称_<text:span text:style-name="T2">2</text:span>:<text:bookmark-start text:name="__DdeLink__972_182682679213"/>类别<text:bookmark-end text:name="__DdeLink__972_182682679213"/>简称 <text:s text:c="5"/>标签类型：文本框 必填</text:p>
      <text:p text:style-name="P7"><text:tab/><text:tab/><text:tab/><text:tab/>字段名称_<text:span text:style-name="T3">3</text:span>:<text:bookmark-start text:name="__DdeLink__975_182682679213"/>发布时间<text:bookmark-end text:name="__DdeLink__975_182682679213"/> <text:s text:c="5"/>标签类型：日期框 必填</text:p>
      <text:p text:style-name="P7"><text:tab/><text:tab/><text:tab/><text:tab/>字段名称_<text:span text:style-name="T3">4</text:span>:<text:bookmark-start text:name="__DdeLink__978_182682679213"/>更新时间<text:bookmark-end text:name="__DdeLink__978_182682679213"/> <text:s text:c="5"/>标签类型：日期框 必填</text:p>
      <text:p text:style-name="P7"><text:tab/><text:tab/><text:tab/><text:tab/>字段名称_<text:span text:style-name="T4">5</text:span>:所属项目组 <text:s text:c="4"/>标签类型：文本框 必填</text:p>
      <text:p text:style-name="P7"><text:tab/><text:tab/><text:tab/><text:tab/>字段名称_<text:span text:style-name="T4">6</text:span>:内容所属小模块 <text:s/>标签类型：文本框 必填</text:p>
      <text:p text:style-name="P7"><text:tab/><text:tab/><text:tab/><text:tab/>字段名称_<text:span text:style-name="T4">7</text:span>:内容概述 <text:s text:c="6"/>标签类型：文本框 必填</text:p>
      <text:p text:style-name="P7"><text:tab/><text:tab/><text:tab/><text:tab/>字段名称_<text:span text:style-name="T4">8</text:span>:<text:bookmark text:name="__DdeLink__994_182682679233"/>产品名概述 <text:s text:c="4"/>标签类型：文本框 必填</text:p>
      <text:p text:style-name="P7"><text:tab/><text:tab/><text:tab/><text:tab/>字段名称_<text:span text:style-name="T4">9</text:span>:<text:bookmark-start text:name="__DdeLink__994_1826826792213"/>文件名<text:bookmark-end text:name="__DdeLink__994_1826826792213"/>概述 <text:s text:c="4"/>标签类型：文本框 必填</text:p>
      <text:p text:style-name="P7"><text:tab/><text:tab/><text:tab/><text:tab/>字段名称_<text:span text:style-name="T5">10</text:span>:版本数字 <text:s text:c="5"/>标签类型：文本框 </text:p>
      <text:p text:style-name="P7"><text:tab/><text:tab/><text:tab/><text:tab/>字段名称_<text:span text:style-name="T5">11</text:span>:<text:bookmark-start text:name="__DdeLink__1370_111422588413"/>序号<text:bookmark-end text:name="__DdeLink__1370_111422588413"/> <text:s text:c="9"/>标签类型：文本框</text:p>
      <text:p text:style-name="P7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4</text:span>:删除 <text:s/>功能类型:</text:p>
      <text:p text:style-name="P3"><text:tab/></text:p>
      <text:p text:style-name="P5"><text:tab/><text:tab/>导航名_<text:span text:style-name="T10">2</text:span>:<text:bookmark-start text:name="__DdeLink__1368_11142258841"/>数据存储<text:bookmark-end text:name="__DdeLink__1368_11142258841"/><text:span text:style-name="T9">-编号规范</text:span></text:p>
      <text:p text:style-name="P5"><text:tab/><text:tab/><text:tab/>功能名字_1:列表 <text:s/>功能类型:网格 (有网格/树形/编辑可选)</text:p>
      <text:p text:style-name="P8"><text:tab/><text:tab/><text:tab/><text:tab/>字段名称_<text:span text:style-name="T2">1</text:span>:<text:bookmark-start text:name="__DdeLink__1038_1902990745"/>地区英文代号<text:bookmark-end text:name="__DdeLink__1038_1902990745"/></text:p>
      <text:p text:style-name="P8"><text:tab/><text:tab/><text:tab/><text:tab/>字段名称_<text:span text:style-name="T2">2</text:span>:<text:bookmark-start text:name="__DdeLink__1040_1902990745"/>项目组英文代号<text:bookmark-end text:name="__DdeLink__1040_1902990745"/></text:p>
      <text:p text:style-name="P8"><text:tab/><text:tab/><text:tab/><text:tab/>字段名称_<text:span text:style-name="T3">3</text:span>:<text:bookmark-start text:name="__DdeLink__1042_1902990745"/>大模块英文字符<text:bookmark-end text:name="__DdeLink__1042_1902990745"/></text:p>
      <text:p text:style-name="P8"><text:tab/><text:tab/><text:tab/><text:tab/>字段名称_<text:span text:style-name="T3">4</text:span>:<text:bookmark-start text:name="__DdeLink__978_182682679221"/><text:bookmark-start text:name="__DdeLink__1045_1902990745"/>小模块<text:bookmark-end text:name="__DdeLink__978_182682679221"/>英文字符<text:bookmark-end text:name="__DdeLink__1045_1902990745"/></text:p>
      <text:p text:style-name="P8"><text:tab/><text:tab/><text:tab/><text:tab/>字段名称_<text:span text:style-name="T4">5</text:span>:<text:bookmark-start text:name="__DdeLink__1048_1902990745"/>小项目数字字段<text:tab/><text:bookmark-end text:name="__DdeLink__1048_1902990745"/></text:p>
      <text:p text:style-name="P5"><text:tab/><text:tab/><text:tab/><text:tab/>字段名称_<text:span text:style-name="T12">6</text:span>:属性数字字段</text:p>
      <text:p text:style-name="P5"><text:tab/><text:tab/><text:tab/><text:tab/>字段名称_<text:span text:style-name="T12">7</text:span>:类型英文代号</text:p>
      <text:p text:style-name="P5"><text:tab/><text:tab/><text:tab/><text:tab/>字段名称_<text:span text:style-name="T12">8</text:span>:<text:bookmark-start text:name="__DdeLink__975_18268267922"/>目录<text:bookmark-end text:name="__DdeLink__975_18268267922"/>数字字段</text:p>
      <text:p text:style-name="P5"><text:tab/><text:tab/><text:tab/><text:tab/>字段名称_<text:span text:style-name="T12">9</text:span>:<text:bookmark-start text:name="__DdeLink__978_18268267922"/>事件<text:bookmark-end text:name="__DdeLink__978_18268267922"/>内容</text:p>
      <text:p text:style-name="P5"><text:tab/><text:tab/><text:tab/><text:tab/>字段名称_<text:span text:style-name="T12">10</text:span>:物品内容<text:tab/><text:tab/><text:tab/></text:p>
      <text:p text:style-name="P5"><text:soft-page-break/><text:tab/><text:tab/><text:tab/><text:tab/>字段名称_<text:span text:style-name="T12">11</text:span>:文献主题</text:p>
      <text:p text:style-name="P5"><text:tab/><text:tab/><text:tab/><text:tab/>字段名称_<text:span text:style-name="T12">12</text:span>:内容概况数字字段</text:p>
      <text:p text:style-name="P5"><text:tab/><text:tab/><text:tab/><text:tab/>字段名称_<text:span text:style-name="T12">13</text:span>:序号</text:p>
      <text:p text:style-name="P5"><text:tab/><text:tab/><text:tab/><text:tab/>字段名称_<text:span text:style-name="T12">14</text:span>:地区数字字段</text:p>
      <text:p text:style-name="P5"><text:tab/><text:tab/><text:tab/><text:tab/>字段名称_<text:span text:style-name="T12">15</text:span>:部门数字字段</text:p>
      <text:p text:style-name="P5"><text:tab/><text:tab/><text:tab/><text:tab/>字段名称_<text:span text:style-name="T5">16</text:span>:<text:bookmark-start text:name="__DdeLink__1370_11142258842"/>员工<text:bookmark-end text:name="__DdeLink__1370_11142258842"/>编号</text:p>
      <text:p text:style-name="P5"><text:tab/><text:tab/><text:tab/><text:tab/>字段名称_<text:span text:style-name="T5">17</text:span>:岗位数字字段</text:p>
      <text:p text:style-name="P5"><text:tab/><text:tab/><text:tab/><text:tab/>字段名称_<text:span text:style-name="T5">18</text:span>:<text:bookmark-start text:name="__DdeLink__1372_11142258841"/>时间<text:bookmark-end text:name="__DdeLink__1372_11142258841"/>年月日字段</text:p>
      <text:p text:style-name="P5"><text:tab/><text:tab/><text:tab/><text:tab/>字段名称_<text:span text:style-name="T5">19</text:span>:<text:bookmark-start text:name="__DdeLink__1374_11142258841"/>备注<text:bookmark-end text:name="__DdeLink__1374_1114225884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2">1</text:span>:地区英文代号 <text:s text:c="4"/>标签类型：文本框 必填</text:p>
      <text:p text:style-name="P9"><text:tab/><text:tab/><text:tab/><text:tab/>字段名称_<text:span text:style-name="T2">2</text:span>:项目组英文代号 <text:s text:c="3"/>标签类型：文本框 必填</text:p>
      <text:p text:style-name="P9"><text:tab/><text:tab/><text:tab/><text:tab/>字段名称_<text:span text:style-name="T3">3</text:span>:大模块英文字符 <text:s text:c="3"/>标签类型：文本框 必填</text:p>
      <text:p text:style-name="P9"><text:tab/><text:tab/><text:tab/><text:tab/>字段名称_<text:span text:style-name="T3">4</text:span>:<text:bookmark-start text:name="__DdeLink__978_1826826792211"/>小模块<text:bookmark-end text:name="__DdeLink__978_1826826792211"/>英文字符 <text:s text:c="3"/>标签类型：文本框 必填</text:p>
      <text:p text:style-name="P9"><text:tab/><text:tab/><text:tab/><text:tab/>字段名称_<text:span text:style-name="T4">5</text:span>:小项目数字字段<text:tab/> <text:s/>标签类型：文本框 必填</text:p>
      <text:p text:style-name="P9"><text:tab/><text:tab/><text:tab/><text:tab/>字段名称_<text:span text:style-name="T12">6</text:span>:属性数字字段 <text:s text:c="5"/>标签类型：文本框 必填</text:p>
      <text:p text:style-name="P9"><text:tab/><text:tab/><text:tab/><text:tab/>字段名称_<text:span text:style-name="T12">7</text:span>:类型英文代号 <text:s text:c="5"/>标签类型：文本框 必填</text:p>
      <text:p text:style-name="P9"><text:tab/><text:tab/><text:tab/><text:tab/>字段名称_<text:span text:style-name="T12">8</text:span>:<text:bookmark-start text:name="__DdeLink__975_182682679222"/>目录<text:bookmark-end text:name="__DdeLink__975_182682679222"/>数字字段 <text:s text:c="5"/>标签类型：文本框 必填</text:p>
      <text:p text:style-name="P9"><text:tab/><text:tab/><text:tab/><text:tab/>字段名称_<text:span text:style-name="T12">9</text:span>:<text:bookmark-start text:name="__DdeLink__978_182682679222"/>事件<text:bookmark-end text:name="__DdeLink__978_182682679222"/>内容 <text:s text:c="8"/>标签类型：文本框 必填</text:p>
      <text:p text:style-name="P9"><text:tab/><text:tab/><text:tab/><text:tab/>字段名称_<text:span text:style-name="T12">10</text:span>:物品内容<text:tab/> <text:s text:c="7"/>标签类型：文本框 必填</text:p>
      <text:p text:style-name="P9"><text:tab/><text:tab/><text:tab/><text:tab/>字段名称_<text:span text:style-name="T12">11</text:span>:文献主题 <text:s text:c="7"/>标签类型：文本框 必填</text:p>
      <text:p text:style-name="P9"><text:tab/><text:tab/><text:tab/><text:tab/>字段名称_<text:span text:style-name="T12">12</text:span>:内容概况数字字段 <text:s/>标签类型：文本框 必填</text:p>
      <text:p text:style-name="P9"><text:tab/><text:tab/><text:tab/><text:tab/>字段名称_<text:span text:style-name="T12">13</text:span>:序号 <text:s text:c="11"/>标签类型：文本框 必填</text:p>
      <text:p text:style-name="P9"><text:tab/><text:tab/><text:tab/><text:tab/>字段名称_<text:span text:style-name="T12">14</text:span>:地区数字字段 <text:s text:c="4"/>标签类型：文本框 必填</text:p>
      <text:p text:style-name="P9"><text:tab/><text:tab/><text:tab/><text:tab/>字段名称_<text:span text:style-name="T12">15</text:span>:部门数字字段 <text:s text:c="4"/>标签类型：文本框 必填</text:p>
      <text:p text:style-name="P9"><text:tab/><text:tab/><text:tab/><text:tab/>字段名称_<text:span text:style-name="T5">16</text:span>:<text:bookmark-start text:name="__DdeLink__1370_111422588421"/>员工<text:bookmark-end text:name="__DdeLink__1370_111422588421"/>编号 <text:s text:c="7"/>标签类型：文本框 必填</text:p>
      <text:p text:style-name="P9"><text:tab/><text:tab/><text:tab/><text:tab/>字段名称_<text:span text:style-name="T5">17</text:span>:岗位数字字段 <text:s text:c="4"/>标签类型：文本框</text:p>
      <text:p text:style-name="P9"><text:tab/><text:tab/><text:tab/><text:tab/>字段名称_<text:span text:style-name="T5">18</text:span>:<text:bookmark-start text:name="__DdeLink__1372_111422588411"/>时间<text:bookmark-end text:name="__DdeLink__1372_111422588411"/>年月日字段 <text:s text:c="3"/>标签类型：文本框</text:p>
      <text:p text:style-name="P9"><text:tab/><text:tab/><text:tab/><text:tab/>字段名称_<text:span text:style-name="T5">19</text:span>:<text:bookmark-start text:name="__DdeLink__1374_111422588411"/>备注<text:bookmark-end text:name="__DdeLink__1374_111422588411"/> <text:s text:c="11"/>标签类型：文本框</text:p>
      <text:p text:style-name="P5"><text:tab/><text:tab/><text:tab/><text:tab/></text:p>
      <text:p text:style-name="P5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英文代号 <text:s text:c="4"/>标签类型：文本框 必填</text:p>
      <text:p text:style-name="P10"><text:tab/><text:tab/><text:tab/><text:tab/>字段名称_<text:span text:style-name="T2">2</text:span>:项目组英文代号 <text:s text:c="3"/>标签类型：文本框 必填</text:p>
      <text:p text:style-name="P10"><text:tab/><text:tab/><text:tab/><text:tab/>字段名称_<text:span text:style-name="T3">3</text:span>:大模块英文字符 <text:s text:c="3"/>标签类型：文本框 必填</text:p>
      <text:p text:style-name="P10"><text:tab/><text:tab/><text:tab/><text:tab/>字段名称_<text:span text:style-name="T3">4</text:span>:<text:bookmark-start text:name="__DdeLink__978_18268267922111"/>小模块<text:bookmark-end text:name="__DdeLink__978_18268267922111"/>英文字符 <text:s text:c="3"/>标签类型：文本框 必填</text:p>
      <text:p text:style-name="P10"><text:tab/><text:tab/><text:tab/><text:tab/>字段名称_<text:span text:style-name="T4">5</text:span>:小项目数字字段<text:tab/> <text:s/>标签类型：文本框 必填</text:p>
      <text:p text:style-name="P10"><text:tab/><text:tab/><text:tab/><text:tab/>字段名称_<text:span text:style-name="T12">6</text:span>:属性数字字段 <text:s text:c="5"/>标签类型：文本框 必填</text:p>
      <text:p text:style-name="P10"><text:tab/><text:tab/><text:tab/><text:tab/>字段名称_<text:span text:style-name="T12">7</text:span>:类型英文代号 <text:s text:c="5"/>标签类型：文本框 必填</text:p>
      <text:p text:style-name="P10"><text:tab/><text:tab/><text:tab/><text:tab/>字段名称_<text:span text:style-name="T12">8</text:span>:<text:bookmark-start text:name="__DdeLink__975_1826826792221"/>目录<text:bookmark-end text:name="__DdeLink__975_1826826792221"/>数字字段 <text:s text:c="5"/>标签类型：文本框 必填</text:p>
      <text:p text:style-name="P10"><text:tab/><text:tab/><text:tab/><text:tab/>字段名称_<text:span text:style-name="T12">9</text:span>:<text:bookmark-start text:name="__DdeLink__978_1826826792221"/>事件<text:bookmark-end text:name="__DdeLink__978_1826826792221"/>内容 <text:s text:c="8"/>标签类型：文本框 必填</text:p>
      <text:p text:style-name="P10"><text:tab/><text:tab/><text:tab/><text:tab/>字段名称_<text:span text:style-name="T12">10</text:span>:物品内容<text:tab/> <text:s text:c="7"/>标签类型：文本框 必填</text:p>
      <text:p text:style-name="P10"><text:tab/><text:tab/><text:tab/><text:tab/>字段名称_<text:span text:style-name="T12">11</text:span>:文献主题 <text:s text:c="7"/>标签类型：文本框 必填</text:p>
      <text:p text:style-name="P10"><text:tab/><text:tab/><text:tab/><text:tab/>字段名称_<text:span text:style-name="T12">12</text:span>:内容概况数字字段 <text:s/>标签类型：文本框 必填</text:p>
      <text:p text:style-name="P10"><text:tab/><text:tab/><text:tab/><text:tab/>字段名称_<text:span text:style-name="T12">13</text:span>:序号 <text:s text:c="11"/>标签类型：文本框 必填</text:p>
      <text:p text:style-name="P10"><text:tab/><text:tab/><text:tab/><text:tab/>字段名称_<text:span text:style-name="T12">14</text:span>:地区数字字段 <text:s text:c="4"/>标签类型：文本框 必填</text:p>
      <text:p text:style-name="P10"><text:tab/><text:tab/><text:tab/><text:tab/>字段名称_<text:span text:style-name="T12">15</text:span>:部门数字字段 <text:s text:c="4"/>标签类型：文本框 必填</text:p>
      <text:p text:style-name="P10"><text:tab/><text:tab/><text:tab/><text:tab/>字段名称_<text:span text:style-name="T5">16</text:span>:<text:bookmark-start text:name="__DdeLink__1370_1114225884211"/>员工<text:bookmark-end text:name="__DdeLink__1370_1114225884211"/>编号 <text:s text:c="7"/>标签类型：文本框 必填</text:p>
      <text:p text:style-name="P10"><text:tab/><text:tab/><text:tab/><text:tab/>字段名称_<text:span text:style-name="T5">17</text:span>:岗位数字字段 <text:s text:c="4"/>标签类型：文本框</text:p>
      <text:p text:style-name="P10"><text:tab/><text:tab/><text:tab/><text:tab/>字段名称_<text:span text:style-name="T5">18</text:span>:<text:bookmark-start text:name="__DdeLink__1372_1114225884111"/>时间<text:bookmark-end text:name="__DdeLink__1372_1114225884111"/>年月日字段 <text:s text:c="3"/>标签类型：文本框</text:p>
      <text:p text:style-name="P10"><text:tab/><text:tab/><text:tab/><text:tab/>字段名称_<text:span text:style-name="T5">19</text:span>:<text:bookmark-start text:name="__DdeLink__1374_1114225884111"/>备注<text:bookmark-end text:name="__DdeLink__1374_1114225884111"/> <text:s text:c="11"/>标签类型：文本框</text:p>
      <text:p text:style-name="P5"><text:tab/><text:tab/><text:tab/><text:tab/></text:p>
      <text:p text:style-name="P5"><text:tab/><text:tab/><text:tab/>功能名字_<text:span text:style-name="T1">4</text:span>:删除 <text:s/>功能类型:</text:p>
      <text:p text:style-name="P5"/>
      <text:p text:style-name="P6"><text:tab/><text:tab/>导航名_<text:span text:style-name="T11">3</text:span>:<text:bookmark-start text:name="__DdeLink__1368_11142258842"/>数据存储<text:bookmark-end text:name="__DdeLink__1368_11142258842"/><text:span text:style-name="T9">-账号密码规范</text:span></text:p>
      <text:p text:style-name="P6"><text:tab/><text:tab/><text:tab/>功能名字_1:列表 <text:s/>功能类型:网格 (有网格/树形/编辑可选)</text:p>
      <text:p text:style-name="P6"><text:tab/><text:tab/><text:tab/><text:tab/>字段名称_<text:span text:style-name="T2">1</text:span>:地区简称</text:p>
      <text:p text:style-name="P6"><text:tab/><text:tab/><text:tab/><text:tab/>字段名称_<text:span text:style-name="T2">2</text:span>:<text:bookmark-start text:name="__DdeLink__972_18268267923"/>代表性<text:bookmark-end text:name="__DdeLink__972_18268267923"/>简称</text:p>
      <text:p text:style-name="P6"><text:tab/><text:tab/><text:tab/><text:tab/>字段名称_<text:span text:style-name="T3">3</text:span>:<text:bookmark-start text:name="__DdeLink__975_18268267923"/>员工<text:bookmark-end text:name="__DdeLink__975_18268267923"/>姓名</text:p>
      <text:p text:style-name="P6"><text:soft-page-break/><text:tab/><text:tab/><text:tab/><text:tab/>字段名称_<text:span text:style-name="T3">4</text:span>:<text:bookmark-start text:name="__DdeLink__978_18268267923"/>运营<text:bookmark-end text:name="__DdeLink__978_18268267923"/>商简称</text:p>
      <text:p text:style-name="P6"><text:tab/><text:tab/><text:tab/><text:tab/>字段名称_<text:span text:style-name="T4">5</text:span>:厂家简称<text:tab/><text:tab/><text:tab/></text:p>
      <text:p text:style-name="P6"><text:tab/><text:tab/><text:tab/><text:tab/>字段名称_<text:span text:style-name="T4">6</text:span>:总包商简称</text:p>
      <text:p text:style-name="P6"><text:tab/><text:tab/><text:tab/><text:tab/>字段名称_<text:span text:style-name="T4">7</text:span>:符号</text:p>
      <text:p text:style-name="P6"><text:tab/><text:tab/><text:tab/><text:tab/>字段名称_<text:span text:style-name="T4">8</text:span>:<text:bookmark text:name="__DdeLink__994_18268267925"/>所属公司简称</text:p>
      <text:p text:style-name="P6"><text:tab/><text:tab/><text:tab/><text:tab/>字段名称_<text:span text:style-name="T4">9</text:span>:<text:bookmark-start text:name="__DdeLink__994_182682679223"/>所属<text:bookmark-end text:name="__DdeLink__994_182682679223"/>部门简称</text:p>
      <text:p text:style-name="P6"><text:tab/><text:tab/><text:tab/><text:tab/>字段名称_<text:span text:style-name="T5">10</text:span>:所属模块简称</text:p>
      <text:p text:style-name="P6"><text:tab/><text:tab/><text:tab/><text:tab/>字段名称_<text:span text:style-name="T5">11</text:span>:<text:bookmark-start text:name="__DdeLink__1370_11142258843"/>简称<text:bookmark-end text:name="__DdeLink__1370_11142258843"/>后缀</text:p>
      <text:p text:style-name="P6"><text:tab/><text:tab/><text:tab/><text:tab/>字段名称_<text:span text:style-name="T5">12</text:span>:邮箱号</text:p>
      <text:p text:style-name="P6"><text:tab/><text:tab/><text:tab/><text:tab/>字段名称_<text:span text:style-name="T5">13</text:span>:<text:bookmark-start text:name="__DdeLink__1372_11142258842"/>公司<text:bookmark-end text:name="__DdeLink__1372_11142258842"/>正式员工简称</text:p>
      <text:p text:style-name="P6"><text:tab/><text:tab/><text:tab/><text:tab/>字段名称_<text:span text:style-name="T5">14</text:span>:<text:bookmark-start text:name="__DdeLink__1374_11142258842"/>社保<text:bookmark-end text:name="__DdeLink__1374_11142258842"/>人员简称</text:p>
      <text:p text:style-name="P6"><text:tab/><text:tab/><text:tab/><text:tab/>字段名称_<text:span text:style-name="T5">15</text:span>:<text:bookmark-start text:name="__DdeLink__1376_11142258842"/>外账<text:bookmark-end text:name="__DdeLink__1376_11142258842"/>人员简称</text:p>
      <text:p text:style-name="P6"><text:tab/><text:tab/><text:tab/><text:tab/>字段名称_<text:span text:style-name="T5">16</text:span>:<text:bookmark-start text:name="__DdeLink__1378_11142258842"/>游客<text:bookmark-end text:name="__DdeLink__1378_11142258842"/>简称</text:p>
      <text:p text:style-name="P6"><text:tab/><text:tab/><text:tab/><text:tab/>字段名称_<text:span text:style-name="T5">17</text:span><text:bookmark text:name="__DdeLink__1380_11142258842"/><text:bookmark text:name="__DdeLink__2415_21420785532"/><text:span text:style-name="T5">:数字序号</text:span></text:p>
      <text:p text:style-name="P6"><text:tab/><text:tab/><text:tab/><text:tab/>字段名称_<text:span text:style-name="T5">18</text:span>:<text:bookmark-start text:name="__DdeLink__1382_11142258842"/>备注<text:bookmark-end text:name="__DdeLink__1382_11142258842"/></text:p>
      <text:p text:style-name="P6"/>
      <text:p text:style-name="P6"/>
      <text:p text:style-name="P6"><text:tab/><text:tab/><text:tab/><text:tab/>字段名称_<text:span text:style-name="T5">19</text:span>:<text:bookmark-start text:name="__DdeLink__1384_11142258842"/>所属<text:bookmark-end text:name="__DdeLink__1384_11142258842"/>公司简称</text:p>
      <text:p text:style-name="P6"><text:tab/><text:tab/><text:tab/><text:tab/>字段名称_<text:span text:style-name="T6">20</text:span>:<text:bookmark-start text:name="__DdeLink__1386_11142258842"/>所属<text:bookmark-end text:name="__DdeLink__1386_11142258842"/>项目组简称</text:p>
      <text:p text:style-name="P6"><text:tab/><text:tab/><text:tab/><text:tab/>字段名称_<text:span text:style-name="T7">21</text:span>:<text:bookmark-start text:name="__DdeLink__1388_11142258842"/>初始<text:bookmark-end text:name="__DdeLink__1388_11142258842"/>英文简称</text:p>
      <text:p text:style-name="P6"><text:tab/><text:tab/><text:tab/><text:tab/>字段名称_<text:span text:style-name="T7">22</text:span>:数字序号</text:p>
      <text:p text:style-name="P6"><text:tab/><text:tab/><text:tab/><text:tab/>字段名称_<text:span text:style-name="T7">23</text:span>:备注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8">2</text:span>:添加 <text:s/>功能类型:编辑 (有网格/树形/编辑可选)</text:p>
      <text:p text:style-name="P11"><text:tab/><text:tab/><text:tab/><text:tab/>字段名称_<text:span text:style-name="T2">1</text:span>:地区简称 <text:s text:c="5"/>标签类型：文本框 必填</text:p>
      <text:p text:style-name="P11"><text:tab/><text:tab/><text:tab/><text:tab/>字段名称_<text:span text:style-name="T2">2</text:span>:<text:bookmark-start text:name="__DdeLink__972_182682679231"/>代表性<text:bookmark-end text:name="__DdeLink__972_182682679231"/>简称 <text:s text:c="4"/>标签类型<text:span text:style-name="T13">：文本框 必填</text:span></text:p>
      <text:p text:style-name="P11"><text:tab/><text:tab/><text:tab/><text:tab/>字段名称_<text:span text:style-name="T3">3</text:span>:<text:bookmark-start text:name="__DdeLink__975_182682679231"/>员工<text:bookmark-end text:name="__DdeLink__975_182682679231"/>姓名 <text:s text:c="6"/>标签类型：文本框 必填</text:p>
      <text:p text:style-name="P11"><text:tab/><text:tab/><text:tab/><text:tab/>字段名称_<text:span text:style-name="T3">4</text:span>:<text:bookmark-start text:name="__DdeLink__978_182682679231"/>运营<text:bookmark-end text:name="__DdeLink__978_182682679231"/>商简称 <text:s text:c="5"/>标签类型：文本框 必填</text:p>
      <text:p text:style-name="P11"><text:tab/><text:tab/><text:tab/><text:tab/>字段名称_<text:span text:style-name="T4">5</text:span>:厂家简称<text:tab/> <text:s text:c="5"/>标签类型：文本框 必填<text:tab/><text:tab/></text:p>
      <text:p text:style-name="P11"><text:tab/><text:tab/><text:tab/><text:tab/>字段名称_<text:span text:style-name="T4">6</text:span>:总包商简称 <text:s text:c="5"/>标签类型：文本框 必填</text:p>
      <text:p text:style-name="P11"><text:tab/><text:tab/><text:tab/><text:tab/>字段名称_<text:span text:style-name="T4">7</text:span>:符号 <text:s text:c="10"/>标签类型：文本框 必填</text:p>
      <text:p text:style-name="P11"><text:tab/><text:tab/><text:tab/><text:tab/>字段名称_<text:span text:style-name="T4">8</text:span>:<text:bookmark text:name="__DdeLink__994_182682679251"/>所属公司简称 <text:s text:c="4"/>标签类型：文本框 必填</text:p>
      <text:p text:style-name="P11"><text:tab/><text:tab/><text:tab/><text:tab/>字段名称_<text:span text:style-name="T4">9</text:span>:<text:bookmark-start text:name="__DdeLink__994_1826826792231"/>所属<text:bookmark-end text:name="__DdeLink__994_1826826792231"/>部门简称 <text:s text:c="5"/>标签类型：文本框 必填</text:p>
      <text:p text:style-name="P12"><text:tab/><text:tab/><text:tab/><text:tab/>字段名称_<text:span text:style-name="T5">10</text:span>:所属模块简称 <text:s text:c="4"/>标签类型：文本框 必填</text:p>
      <text:p text:style-name="P11"><text:tab/><text:tab/><text:tab/><text:tab/>字段名称_<text:span text:style-name="T5">11</text:span>:<text:bookmark-start text:name="__DdeLink__1370_111422588431"/>简称<text:bookmark-end text:name="__DdeLink__1370_111422588431"/>后缀 <text:s text:c="8"/>标签类型：文本框 必填</text:p>
      <text:p text:style-name="P11"><text:tab/><text:tab/><text:tab/><text:tab/>字段名称_<text:span text:style-name="T5">12</text:span>:邮箱号 <text:s text:c="9"/>标签类型：文本框 必填</text:p>
      <text:p text:style-name="P11"><text:tab/><text:tab/><text:tab/><text:tab/>字段名称_<text:span text:style-name="T5">13</text:span>:<text:bookmark-start text:name="__DdeLink__1372_111422588421"/>公司<text:bookmark-end text:name="__DdeLink__1372_111422588421"/>正式员工简称 <text:s/>标签类型：文本框 必填</text:p>
      <text:p text:style-name="P11"><text:tab/><text:tab/><text:tab/><text:tab/>字段名称_<text:span text:style-name="T5">14</text:span>:<text:bookmark-start text:name="__DdeLink__1374_111422588421"/>社保<text:bookmark-end text:name="__DdeLink__1374_111422588421"/>人员简称 <text:s text:c="5"/>标签类型：文本框 必填</text:p>
      <text:p text:style-name="P11"><text:tab/><text:tab/><text:tab/><text:tab/>字段名称_<text:span text:style-name="T5">15</text:span>:<text:bookmark-start text:name="__DdeLink__1376_111422588421"/>外账<text:bookmark-end text:name="__DdeLink__1376_111422588421"/>人员简称 <text:s text:c="5"/>标签类型：文本框 必填</text:p>
      <text:p text:style-name="P11"><text:tab/><text:tab/><text:tab/><text:tab/>字段名称_<text:span text:style-name="T5">16</text:span>:<text:bookmark-start text:name="__DdeLink__1378_111422588421"/>游客<text:bookmark-end text:name="__DdeLink__1378_111422588421"/>简称 <text:s text:c="8"/>标签类型：文本框 <text:s/>必填</text:p>
      <text:p text:style-name="P11"><text:tab/><text:tab/><text:tab/><text:tab/>字段名称_<text:span text:style-name="T5">17</text:span><text:bookmark text:name="__DdeLink__2415_214207855321"/><text:bookmark text:name="__DdeLink__1380_111422588421"/><text:span text:style-name="T5">:数字序号 <text:s text:c="8"/>标签类型：文本框</text:span></text:p>
      <text:p text:style-name="P11"><text:tab/><text:tab/><text:tab/><text:tab/>字段名称_<text:span text:style-name="T5">18</text:span>:<text:bookmark-start text:name="__DdeLink__1382_111422588421"/>备注<text:bookmark-end text:name="__DdeLink__1382_111422588421"/> <text:s text:c="11"/>标签类型：文本框</text:p>
      <text:p text:style-name="P11"/>
      <text:p text:style-name="P11"/>
      <text:p text:style-name="P11"><text:tab/><text:tab/><text:tab/><text:tab/>字段名称_<text:span text:style-name="T5">19</text:span>:<text:bookmark-start text:name="__DdeLink__1384_111422588421"/>所属<text:bookmark-end text:name="__DdeLink__1384_111422588421"/>公司简称 <text:s text:c="4"/>标签类型：文本框 必填</text:p>
      <text:p text:style-name="P11"><text:tab/><text:tab/><text:tab/><text:tab/>字段名称_<text:span text:style-name="T6">20</text:span>:<text:bookmark-start text:name="__DdeLink__1386_111422588421"/>所属<text:bookmark-end text:name="__DdeLink__1386_111422588421"/>项目组简称 <text:s text:c="3"/>标签类型：文本框 必填</text:p>
      <text:p text:style-name="P11"><text:tab/><text:tab/><text:tab/><text:tab/>字段名称_<text:span text:style-name="T7">21</text:span>:<text:bookmark-start text:name="__DdeLink__1388_111422588421"/>初始<text:bookmark-end text:name="__DdeLink__1388_111422588421"/>英文简称 <text:s text:c="5"/>标签类型：文本框 必填</text:p>
      <text:p text:style-name="P11"><text:tab/><text:tab/><text:tab/><text:tab/>字段名称_<text:span text:style-name="T7">22</text:span>:数字序号 <text:s text:c="8"/>标签类型：文本框</text:p>
      <text:p text:style-name="P11"><text:tab/><text:tab/><text:tab/><text:tab/>字段名称_<text:span text:style-name="T7">23</text:span>:备注 <text:s text:c="12"/>标签类型：文本框</text:p>
      <text:p text:style-name="P6"><text:tab/><text:tab/><text:tab/><text:tab/></text:p>
      <text:p text:style-name="P6"><text:tab/><text:tab/><text:tab/>功能名字_<text:span text:style-name="T1">3</text:span>:编辑 <text:s/>功能类型:编辑 (有网格/树形/编辑可选)</text:p>
      <text:p text:style-name="P13"><text:tab/><text:tab/><text:tab/><text:tab/>字段名称_<text:span text:style-name="T2">1</text:span>:地区简称 <text:s text:c="6"/>标签类型：文本框 必填</text:p>
      <text:p text:style-name="P13"><text:tab/><text:tab/><text:tab/><text:tab/>字段名称_<text:span text:style-name="T2">2</text:span>:<text:bookmark-start text:name="__DdeLink__972_1826826792311"/>代表性<text:bookmark-end text:name="__DdeLink__972_1826826792311"/>简称 <text:s text:c="4"/>标签类型<text:span text:style-name="T13">：文本框 必填</text:span></text:p>
      <text:p text:style-name="P13"><text:tab/><text:tab/><text:tab/><text:tab/>字段名称_<text:span text:style-name="T3">3</text:span>:<text:bookmark-start text:name="__DdeLink__975_1826826792311"/>员工<text:bookmark-end text:name="__DdeLink__975_1826826792311"/>姓名 <text:s text:c="6"/>标签类型：文本框 必填</text:p>
      <text:p text:style-name="P13"><text:tab/><text:tab/><text:tab/><text:tab/>字段名称_<text:span text:style-name="T3">4</text:span>:<text:bookmark-start text:name="__DdeLink__978_1826826792311"/>运营<text:bookmark-end text:name="__DdeLink__978_1826826792311"/>商简称 <text:s text:c="5"/>标签类型：文本框 必填</text:p>
      <text:p text:style-name="P13"><text:tab/><text:tab/><text:tab/><text:tab/>字段名称_<text:span text:style-name="T4">5</text:span>:厂家简称<text:tab/> <text:s text:c="5"/>标签类型：文本框 必填<text:tab/><text:tab/></text:p>
      <text:p text:style-name="P13"><text:tab/><text:tab/><text:tab/><text:tab/>字段名称_<text:span text:style-name="T4">6</text:span>:总包商简称 <text:s text:c="5"/>标签类型：文本框 必填</text:p>
      <text:p text:style-name="P13"><text:tab/><text:tab/><text:tab/><text:tab/>字段名称_<text:span text:style-name="T4">7</text:span>:符号 <text:s text:c="10"/>标签类型：文本框 必填</text:p>
      <text:p text:style-name="P13"><text:tab/><text:tab/><text:tab/><text:tab/>字段名称_<text:span text:style-name="T4">8</text:span>:<text:bookmark text:name="__DdeLink__994_1826826792511"/>所属公司简称 <text:s text:c="4"/>标签类型：文本框 必填</text:p>
      <text:p text:style-name="P13"><text:soft-page-break/><text:tab/><text:tab/><text:tab/><text:tab/>字段名称_<text:span text:style-name="T4">9</text:span>:<text:bookmark-start text:name="__DdeLink__994_18268267922311"/>所属<text:bookmark-end text:name="__DdeLink__994_18268267922311"/>部门简称 <text:s text:c="6"/>标签类型：文本框 必填</text:p>
      <text:p text:style-name="P13"><text:tab/><text:tab/><text:tab/><text:tab/>字段名称_<text:span text:style-name="T5">10</text:span>:所属模块简称 <text:s text:c="5"/>标签类型：文本框 必填</text:p>
      <text:p text:style-name="P13"><text:tab/><text:tab/><text:tab/><text:tab/>字段名称_<text:span text:style-name="T5">11</text:span>:<text:bookmark-start text:name="__DdeLink__1370_1114225884311"/>简称<text:bookmark-end text:name="__DdeLink__1370_1114225884311"/>后缀 <text:s text:c="8"/>标签类型：文本框 必填</text:p>
      <text:p text:style-name="P13"><text:tab/><text:tab/><text:tab/><text:tab/>字段名称_<text:span text:style-name="T5">12</text:span>:邮箱号 <text:s text:c="10"/>标签类型：文本框 必填</text:p>
      <text:p text:style-name="P13"><text:tab/><text:tab/><text:tab/><text:tab/>字段名称_<text:span text:style-name="T5">13</text:span>:<text:bookmark-start text:name="__DdeLink__1372_1114225884211"/>公司<text:bookmark-end text:name="__DdeLink__1372_1114225884211"/>正式员工简称 <text:s text:c="2"/>标签类型：文本框 必填</text:p>
      <text:p text:style-name="P13"><text:tab/><text:tab/><text:tab/><text:tab/>字段名称_<text:span text:style-name="T5">14</text:span>:<text:bookmark-start text:name="__DdeLink__1374_1114225884211"/>社保<text:bookmark-end text:name="__DdeLink__1374_1114225884211"/>人员简称 <text:s text:c="5"/>标签类型：文本框 必填</text:p>
      <text:p text:style-name="P13"><text:tab/><text:tab/><text:tab/><text:tab/>字段名称_<text:span text:style-name="T5">15</text:span>:<text:bookmark-start text:name="__DdeLink__1376_1114225884211"/>外账<text:bookmark-end text:name="__DdeLink__1376_1114225884211"/>人员简称 <text:s text:c="5"/>标签类型：文本框 必填</text:p>
      <text:p text:style-name="P13"><text:tab/><text:tab/><text:tab/><text:tab/>字段名称_<text:span text:style-name="T5">16</text:span>:<text:bookmark-start text:name="__DdeLink__1378_1114225884211"/>游客<text:bookmark-end text:name="__DdeLink__1378_1114225884211"/>简称 <text:s text:c="8"/>标签类型：文本框 <text:s/>必填</text:p>
      <text:p text:style-name="P13"><text:tab/><text:tab/><text:tab/><text:tab/>字段名称_<text:span text:style-name="T5">17</text:span><text:bookmark text:name="__DdeLink__2415_2142078553211"/><text:bookmark text:name="__DdeLink__1380_1114225884211"/><text:span text:style-name="T5">:数字序号 <text:s text:c="8"/>标签类型：文本框</text:span></text:p>
      <text:p text:style-name="P13"><text:tab/><text:tab/><text:tab/><text:tab/>字段名称_<text:span text:style-name="T5">18</text:span>:<text:bookmark-start text:name="__DdeLink__1382_1114225884211"/>备注<text:bookmark-end text:name="__DdeLink__1382_1114225884211"/> <text:s text:c="11"/>标签类型：文本框</text:p>
      <text:p text:style-name="P13"/>
      <text:p text:style-name="P13"/>
      <text:p text:style-name="P13"><text:tab/><text:tab/><text:tab/><text:tab/>字段名称_<text:span text:style-name="T5">19</text:span>:<text:bookmark-start text:name="__DdeLink__1384_1114225884211"/>所属<text:bookmark-end text:name="__DdeLink__1384_1114225884211"/>公司简称 <text:s text:c="5"/>标签类型：文本框 必填</text:p>
      <text:p text:style-name="P13"><text:tab/><text:tab/><text:tab/><text:tab/>字段名称_<text:span text:style-name="T6">20</text:span>:<text:bookmark-start text:name="__DdeLink__1386_1114225884211"/>所属<text:bookmark-end text:name="__DdeLink__1386_1114225884211"/>项目组简称 <text:s text:c="3"/>标签类型：文本框 必填</text:p>
      <text:p text:style-name="P13"><text:tab/><text:tab/><text:tab/><text:tab/>字段名称_<text:span text:style-name="T7">21</text:span>:<text:bookmark-start text:name="__DdeLink__1388_1114225884211"/>初始<text:bookmark-end text:name="__DdeLink__1388_1114225884211"/>英文简称 <text:s text:c="5"/>标签类型：文本框 必填</text:p>
      <text:p text:style-name="P13"><text:tab/><text:tab/><text:tab/><text:tab/>字段名称_<text:span text:style-name="T7">22</text:span>:数字序号 <text:s text:c="8"/>标签类型：文本框</text:p>
      <text:p text:style-name="P13"><text:tab/><text:tab/><text:tab/><text:tab/>字段名称_<text:span text:style-name="T7">23</text:span>:备注 <text:s text:c="12"/>标签类型：文本框</text:p>
      <text:p text:style-name="P6"><text:tab/><text:tab/><text:tab/><text:tab/></text:p>
      <text:p text:style-name="P6"><text:tab/><text:tab/><text:tab/>功能名字_<text:span text:style-name="T1">4</text:span>:删除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4:49:37.043621633</meta:creation-date>
    <dc:date>2017-04-21T17:19:55.536549492</dc:date>
    <meta:editing-duration>PT1H41M53S</meta:editing-duration>
    <meta:editing-cycles>45</meta:editing-cycles>
    <meta:generator>LibreOffice/5.2.6.1$Linux_X86_64 LibreOffice_project/20$Build-1</meta:generator>
    <meta:document-statistic meta:table-count="0" meta:image-count="0" meta:object-count="0" meta:page-count="4" meta:paragraph-count="192" meta:word-count="2986" meta:character-count="5022" meta:non-whitespace-character-count="3423"/>
  </office:meta>
</office:document-meta>
</file>